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ed12" officeooo:paragraph-rsid="001fed12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226268" officeooo:paragraph-rsid="0022626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</text:p>
      <text:p text:style-name="P1"/>
      <text:p text:style-name="P1">Executive Summary</text:p>
      <text:p text:style-name="P1"/>
      <text:p text:style-name="P1">Full Description of System</text:p>
      <text:p text:style-name="P1"/>
      <text:p text:style-name="P2"><text:tab/>The remaining of the text gives a </text:p>
      <text:p text:style-name="P1"/>
      <text:p text:style-name="P1">Logic Flow Chart</text:p>
      <text:p text:style-name="P1"/>
      <text:p text:style-name="P1">Development Spreadsheet</text:p>
      <text:p text:style-name="P1"/>
      <text:p text:style-name="P1">PLC Definition and Specification</text:p>
      <text:p text:style-name="P1"/>
      <text:p text:style-name="P1">Specification of Input and Output Devices</text:p>
      <text:p text:style-name="P1"/>
      <text:p text:style-name="P1">Logic of the System</text:p>
      <text:p text:style-name="P1"/>
      <text:p text:style-name="P1">Startup Configuration</text:p>
      <text:p text:style-name="P1"/>
      <text:p text:style-name="P1">Potential Security Issues</text:p>
      <text:p text:style-name="P1"/>
      <text:p text:style-name="P1">Appendix (all devic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3:01:14.397281939</meta:creation-date>
    <meta:generator>LibreOffice/6.0.7.3$Linux_X86_64 LibreOffice_project/00m0$Build-3</meta:generator>
    <dc:date>2021-10-17T21:46:27.719344408</dc:date>
    <meta:editing-duration>PT1H24M53S</meta:editing-duration>
    <meta:editing-cycles>2</meta:editing-cycles>
    <meta:document-statistic meta:table-count="0" meta:image-count="0" meta:object-count="0" meta:page-count="1" meta:paragraph-count="12" meta:word-count="41" meta:character-count="282" meta:non-whitespace-character-count="251"/>
  </office:meta>
</office:document-meta>
</file>